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Zÿ" svg:font-family=" ×Zÿ"/>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84">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text-properties fo:language="en" fo:country="US" style:language-complex="ar" style:country-complex="SA"/>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 style:family="paragraph" style:parent-style-name="Body">
      <style:paragraph-properties fo:text-align="start" style:justify-single-word="false"/>
    </style:style>
    <style:style style:name="P6" style:family="paragraph" style:parent-style-name="Body">
      <style:text-properties style:font-name="Arial" fo:font-size="10pt" style:font-size-asian="10pt" style:font-size-complex="10pt"/>
    </style:style>
    <style:style style:name="P7" style:family="paragraph" style:parent-style-name="Body">
      <style:text-properties style:font-name="Arial" fo:font-size="10pt" style:font-name-asian="`íVÿ" style:font-size-asian="10pt" style:font-name-complex="`íVÿ" style:font-size-complex="10pt"/>
    </style:style>
    <style:style style:name="P8" style:family="paragraph" style:parent-style-name="Body">
      <style:paragraph-properties fo:text-align="start" style:justify-single-word="false"/>
      <style:text-properties style:font-name="Courier New2" fo:font-size="10pt" style:font-size-asian="10pt" style:font-size-complex="10pt"/>
    </style:style>
    <style:style style:name="P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 style:family="paragraph" style:parent-style-name="Body">
      <style:paragraph-properties fo:orphans="2" fo:widows="2" style:writing-mode="lr-tb"/>
    </style:style>
    <style:style style:name="P1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2" style:family="paragraph" style:parent-style-name="CellBody">
      <style:paragraph-properties fo:keep-with-next="always" style:snap-to-layout-grid="false"/>
      <style:text-properties fo:language="en" fo:country="US" style:language-complex="ar" style:country-complex="SA"/>
    </style:style>
    <style:style style:name="P13" style:family="paragraph" style:parent-style-name="Abstract">
      <style:text-properties fo:font-size="16pt" fo:language="en" fo:country="US" fo:font-weight="bold" style:font-size-asian="16pt" style:font-weight-asian="bold" style:language-complex="ar" style:country-complex="SA"/>
    </style:style>
    <style:style style:name="P14" style:family="paragraph" style:parent-style-name="Abstract">
      <style:text-properties fo:language="en" fo:country="US" style:language-complex="ar" style:country-complex="SA"/>
    </style:style>
    <style:style style:name="P15" style:family="paragraph" style:parent-style-name="CellBody">
      <style:text-properties fo:language="en" fo:country="US" style:language-complex="ar" style:country-complex="SA"/>
    </style:style>
    <style:style style:name="P16" style:family="paragraph" style:parent-style-name="CellBody">
      <style:paragraph-properties style:snap-to-layout-grid="false"/>
      <style:text-properties fo:language="en" fo:country="US" style:language-complex="ar" style:country-complex="SA"/>
    </style:style>
    <style:style style:name="P17" style:family="paragraph" style:parent-style-name="Document_20_Title">
      <style:text-properties fo:language="en" fo:country="US" style:language-complex="ar" style:country-complex="SA"/>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Standard">
      <style:text-properties style:font-name="Arial" fo:font-size="10pt" style:font-size-asian="10pt" style:font-size-complex="10pt"/>
    </style:style>
    <style:style style:name="P21" style:family="paragraph" style:parent-style-name="Standard">
      <style:paragraph-properties fo:text-align="start" style:justify-single-word="false"/>
      <style:text-properties style:font-name="Arial" fo:font-size="10pt" style:font-size-asian="10pt" style:font-size-complex="10pt"/>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style:font-name="Courier New2" fo:font-size="10pt" style:font-size-asian="10pt" style:font-size-complex="10pt"/>
    </style:style>
    <style:style style:name="P24" style:family="paragraph" style:parent-style-name="Text_20_body">
      <style:paragraph-properties fo:margin-left="2.286cm" fo:margin-right="0cm" fo:text-indent="0cm" style:auto-text-indent="false"/>
    </style:style>
    <style:style style:name="P25" style:family="paragraph" style:parent-style-name="Preformatted_20_Text">
      <style:paragraph-properties fo:text-align="start" style:justify-single-word="false"/>
    </style:style>
    <style:style style:name="P26" style:family="paragraph" style:parent-style-name="Heading_20_1">
      <style:text-properties fo:language="en" fo:country="US" style:language-complex="ar" style:country-complex="SA"/>
    </style:style>
    <style:style style:name="P27" style:family="paragraph" style:parent-style-name="Heading_20_1">
      <style:paragraph-properties fo:break-before="page"/>
      <style:text-properties fo:language="en" fo:country="US" style:language-complex="ar" style:country-complex="SA"/>
    </style:style>
    <style:style style:name="P28" style:family="paragraph" style:parent-style-name="Heading_20_2">
      <style:text-properties fo:language="en" fo:country="US" style:language-complex="ar" style:country-complex="SA"/>
    </style:style>
    <style:style style:name="P29" style:family="paragraph" style:parent-style-name="Body" style:list-style-name="L1">
      <style:text-properties style:font-name="Courier New2" fo:font-size="10pt" style:font-name-asian=" Ð'4BWÿ" style:font-size-asian="10pt" style:font-name-complex=" Ð'4BWÿ" style:font-size-complex="10pt"/>
    </style:style>
    <style:style style:name="P3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3" style:family="paragraph" style:parent-style-name="Definition_20_Term">
      <style:text-properties fo:language="en" fo:country="US" style:language-complex="ar" style:country-complex="SA"/>
    </style:style>
    <style:style style:name="P34"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T1" style:family="text">
      <style:text-properties fo:language="en" fo:country="US" style:language-complex="ar" style:country-complex="SA"/>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style:font-name="Courier New"/>
    </style:style>
    <style:style style:name="T5" style:family="text">
      <style:text-properties style:font-name-asian=" ×Zÿ" style:font-name-complex=" ×Zÿ"/>
    </style:style>
    <style:style style:name="T6" style:family="text">
      <style:text-properties style:font-name="Courier New2"/>
    </style:style>
    <style:style style:name="T7" style:family="text">
      <style:text-properties style:font-name="Courier New2" fo:font-size="10pt" style:font-size-asian="10pt" style:font-size-complex="10pt"/>
    </style:style>
    <style:style style:name="T8" style:family="text">
      <style:text-properties style:font-name="Courier New2" fo:font-size="10pt" style:font-name-asian=" Ð'4BWÿ" style:font-size-asian="10pt" style:font-name-complex=" Ð'4BWÿ" style:font-size-complex="10pt"/>
    </style:style>
    <style:style style:name="T9" style:family="text">
      <style:text-properties style:use-window-font-color="true" style:font-name="Courier New2" fo:font-size="10pt" fo:language="en" fo:country="US" style:font-name-asian="Courier New1" style:font-size-asian="10pt" style:font-name-complex="Courier New1" style:font-size-complex="10pt" style:language-complex="ar" style:country-complex="SA"/>
    </style:style>
    <style:style style:name="T10" style:family="text">
      <style:text-properties fo:color="#aa0d91" style:font-name="Courier New2" fo:font-size="10pt" style:font-name-asian="Menlo-Regular" style:font-size-asian="10pt" style:font-name-complex="Menlo-Regular" style:font-size-complex="10pt"/>
    </style:style>
    <style:style style:name="T11" style:family="text">
      <style:text-properties fo:color="#000000" style:font-name="Courier New2" fo:font-size="10pt" style:font-name-asian="Menlo-Regular" style:font-size-asian="10pt" style:font-name-complex="Menlo-Regular" style:font-size-complex="10pt"/>
    </style:style>
    <style:style style:name="T12" style:family="text">
      <style:text-properties fo:color="#000000" style:font-name-asian="Menlo-Regular" style:font-name-complex="Menlo-Regular"/>
    </style:style>
    <style:style style:name="T13" style:family="text">
      <style:text-properties style:font-name="Courier New1"/>
    </style:style>
    <style:style style:name="T14" style:family="text">
      <style:text-properties style:font-name=" Ð'4BWÿ" fo:font-size="9pt" style:font-name-asian=" Ð'4BWÿ" style:font-size-asian="9pt" style:font-name-complex=" Ð'4BWÿ" style:font-size-complex="9pt"/>
    </style:style>
    <style:style style:name="T15" style:family="text">
      <style:text-properties style:font-name="Arial" fo:font-size="10pt" style:font-name-asian=" Ð'4BWÿ" style:font-size-asian="10pt" style:font-name-complex=" Ð'4BWÿ" style:font-size-complex="10pt"/>
    </style:style>
    <style:style style:name="T16" style:family="text">
      <style:text-properties style:font-name="Courier New2"/>
    </style:style>
    <style:style style:name="T17" style:family="text">
      <style:text-properties style:font-name="Courier New2" fo:font-size="10pt" style:font-name-asian=" Ð'4BWÿ" style:font-size-asian="10pt" style:font-name-complex=" Ð'4BWÿ"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2" draw:name="graphics3" text:anchor-type="paragraph" svg:width="17.78cm" svg:height="7.893cm" draw:z-index="0"><draw:image xlink:href="Pictures/1000020100000427000001D8328612BC.png" xlink:type="simple" xlink:show="embed" xlink:actuate="onLoad"/></draw:frame></text:p>
      <text:p text:style-name="P17"><text:user-defined style:data-style-name="N0" text:name="RFC Title">RFC 223: Http Whiteboard Updates</text:user-defined></text:p>
      <text:p text:style-name="P17"><text:span text:style-name="T2">Draft<text:line-break/><text:line-break/></text:span><text:span text:style-name="T2"><text:page-count style:num-format="1">10</text:page-count></text:span><text:span text:style-name="T2"> Pages</text:span></text:p>
      <text:p text:style-name="P13">Abstract</text:p>
      <text:p text:style-name="P14">Updates to Http Whiteboard for Release 7.</text:p>
      <text:p text:style-name="P2"/>
      <text:h text:style-name="P27" text:outline-level="1" text:restart-numbering="true" text:start-value="-1">Document Information</text:h>
      <text:h text:style-name="P28" text:outline-level="2">License</text:h>
      <text:p text:style-name="P4">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28" text:outline-level="2">Trademarks</text:h>
      <text:p text:style-name="P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8"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2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0">0 Document Information<text:tab/>2</text:p>
          <text:p text:style-name="P31">0.1 License<text:tab/>2</text:p>
          <text:p text:style-name="P31">0.2 Trademarks<text:tab/>3</text:p>
          <text:p text:style-name="P31">0.3 Feedback<text:tab/>3</text:p>
          <text:p text:style-name="P31">0.4 Table of Contents<text:tab/>3</text:p>
          <text:p text:style-name="P31">0.5 Terminology and Document Conventions<text:tab/>4</text:p>
          <text:p text:style-name="P31">0.6 Revision History<text:tab/>4</text:p>
          <text:p text:style-name="P30">1 Introduction<text:tab/>5</text:p>
          <text:p text:style-name="P30">2 Application Domain<text:tab/>5</text:p>
          <text:p text:style-name="P30">3 Problem Description<text:tab/>5</text:p>
          <text:p text:style-name="P31">3.1 Whiteboard Services and Http Service (Bug 2872)<text:tab/>5</text:p>
          <text:p text:style-name="P31">3.2 Reusable Logic across Servlet Contexts (Bug 2900)<text:tab/>5</text:p>
          <text:p text:style-name="P31">3.3 Multipart Configuration Handling (Bug 2870)<text:tab/>6</text:p>
          <text:p text:style-name="P31">3.4 Support Servlets without a pattern (Bug 2897)<text:tab/>6</text:p>
          <text:p text:style-name="P30">4 Requirements<text:tab/>6</text:p>
          <text:p text:style-name="P30">5 Technical Solution<text:tab/>7</text:p>
          <text:p text:style-name="P31">5.1 Whiteboard Services and Http Service<text:tab/>7</text:p>
          <text:p text:style-name="P31">5.2 Reusable Logic across Servlet Contexts<text:tab/>7</text:p>
          <text:p text:style-name="P31">5.3 Multipart Configuration Handling<text:tab/>8</text:p>
          <text:p text:style-name="P31">5.4 Support Servlets without a pattern<text:tab/>8</text:p>
          <text:p text:style-name="P31"><text:soft-page-break/>5.5 Capabilities<text:tab/>8</text:p>
          <text:p text:style-name="P30">6 Data Transfer Objects<text:tab/>9</text:p>
          <text:p text:style-name="P30">7 Javadoc<text:tab/>9</text:p>
          <text:p text:style-name="P30">8 Considered Alternatives<text:tab/>9</text:p>
          <text:p text:style-name="P30">9 Security Considerations<text:tab/>9</text:p>
          <text:p text:style-name="P30">10 Document Support<text:tab/>10</text:p>
          <text:p text:style-name="P31">10.1 References<text:tab/>10</text:p>
          <text:p text:style-name="P31">10.2 Author’s Address<text:tab/>10</text:p>
          <text:p text:style-name="P31">10.3 Acronyms and Abbreviations<text:tab/>10</text:p>
          <text:p text:style-name="P31">10.4 End of Document<text:tab/>10</text:p>
        </text:index-body>
      </text:table-of-content>
      <text:p text:style-name="P2"/>
      <text:h text:style-name="P28" text:outline-level="2">Terminology and Document Conventions</text:h>
      <text:p text:style-name="P2">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text:span text:style-name="T4">Source code is shown in this typeface</text:span>.</text:p>
      <text:h text:style-name="P28" text:outline-level="2">Revision History</text:h>
      <text:p text:style-name="P2">The last named individual in this history is currently responsible for this document.</text:p>
      <text:p text:style-name="P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Revision</text:p>
            </table:table-cell>
            <table:table-cell table:style-name="Table1.A1" office:value-type="string">
              <text:p text:style-name="P11">Date</text:p>
            </table:table-cell>
            <table:table-cell table:style-name="Table1.C1" office:value-type="string">
              <text:p text:style-name="P11">Comments</text:p>
            </table:table-cell>
          </table:table-row>
        </table:table-header-rows>
        <table:table-row table:style-name="Table1.2">
          <table:table-cell table:style-name="Table1.A1" office:value-type="string">
            <text:p text:style-name="P16">Initial</text:p>
          </table:table-cell>
          <table:table-cell table:style-name="Table1.B2" office:value-type="date" office:date-value="2016-04-22">
            <text:p text:style-name="P15">2016-04-22</text:p>
          </table:table-cell>
          <table:table-cell table:style-name="Table1.C1" office:value-type="string">
            <text:p text:style-name="P15">Initial draft</text:p>
            <text:p text:style-name="P15">Carsten Ziegeler, Adobe</text:p>
          </table:table-cell>
        </table:table-row>
        <table:table-row table:style-name="Table1.2">
          <table:table-cell table:style-name="Table1.A3" office:value-type="string">
            <text:p text:style-name="P16"/>
          </table:table-cell>
          <table:table-cell table:style-name="Table1.B3">
            <text:p text:style-name="P15"/>
          </table:table-cell>
          <table:table-cell table:style-name="Table1.C3" office:value-type="string">
            <text:p text:style-name="P15"/>
          </table:table-cell>
        </table:table-row>
        <table:table-row table:style-name="Table1.2">
          <table:table-cell table:style-name="Table1.A3" office:value-type="string">
            <text:p text:style-name="P16"/>
          </table:table-cell>
          <table:table-cell table:style-name="Table1.B3">
            <text:p text:style-name="P15"/>
          </table:table-cell>
          <table:table-cell table:style-name="Table1.C3" office:value-type="string">
            <text:p text:style-name="P15"/>
          </table:table-cell>
        </table:table-row>
      </table:table>
      <text:p text:style-name="P2"/>
      <text:h text:style-name="P26" text:outline-level="1"><text:soft-page-break/>Introduction</text:h>
      <text:p text:style-name="P2">This RFC collects a numbers of requested enhancements to Http Whiteboard Service that were suggested after Release 6 design work was completed. </text:p>
      <text:h text:style-name="P26" text:outline-level="1">Application Domain</text:h>
      <text:p text:style-name="P2">The Http Whiteboard Specification was first released in 2015 as part of Release 6. From the Version 1.0 spec:</text:p>
      <text:p text:style-name="P24">The OSGi Http Whiteboard Specification provides a light and convenient way of using servlets, servlet filters, servlet listeners and web resources in an OSGi environment through the use of the [7] Whiteboard <text:span text:style-name="T5">Pattern.</text:span></text:p>
      <text:h text:style-name="P26"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text:soft-page-break/>Multipart Configuration Handling (Bug 2870)</text:h>
      <text:p text:style-name="Body">There's no way to set multipart configurations for servlets. As such there's no way to use the Servlet 3.0 file upload API.</text:p>
      <text:p text:style-name="Body">The Servlet 3.0 way of doing this would have been:</text:p>
      <text:p text:style-name="P5">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5"><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26"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2"/>
      <text:h text:style-name="P26" text:outline-level="1"><text:soft-page-break/>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6">osgi.http.whiteboard.context.httpservice</text:span>. The value for this property is not further specified.</text:p>
      <text:p text:style-name="Body">The following example registers a servlet filter for all servlets managed by the Http Service:</text:p>
      <text:p text:style-name="P22"><text:span text:style-name="Default_20_Paragraph_20_Font"><text:span text:style-name="T6">@Component(service = </text:span></text:span><text:span text:style-name="Default_20_Paragraph_20_Font"><text:span text:style-name="T7">Filter</text:span></text:span><text:span text:style-name="Default_20_Paragraph_20_Font"><text:span text:style-name="T11">.</text:span></text:span><text:span text:style-name="Default_20_Paragraph_20_Font"><text:span text:style-name="T10">class</text:span></text:span><text:span text:style-name="Default_20_Paragraph_20_Font"><text:span text:style-name="T7">,</text:span></text:span><text:span text:style-name="Default_20_Paragraph_20_Font"><text:span text:style-name="T6"> </text:span></text:span><text:span text:style-name="Default_20_Paragraph_20_Font"><text:span text:style-name="T13">scope=ServiceScope.PROTOTYPE,</text:span></text:span></text:p>
      <text:p text:style-name="P25"><text:span text:style-name="Default_20_Paragraph_20_Font"><text:span text:style-name="T6"><text:s text:c="3"/>property={</text:span></text:span></text:p>
      <text:p text:style-name="P25"><text:span text:style-name="Default_20_Paragraph_20_Font"><text:span text:style-name="T6"><text:s text:c="5"/>"osgi.http.whiteboard.filter.pattern=/",</text:span></text:span></text:p>
      <text:p text:style-name="P25"><text:span text:style-name="Default_20_Paragraph_20_Font"><text:span text:style-name="T6"><text:s text:c="5"/>"osgi.http.whiteboard.context.</text:span></text:span><text:span text:style-name="Default_20_Paragraph_20_Font"><text:span text:style-name="T9">select=" +<text:line-break/> <text:s text:c="11"/>"(osgi.http.whiteboard.context.httpservice=*)"</text:span></text:span><text:span text:style-name="Default_20_Paragraph_20_Font"><text:span text:style-name="T6">})<text:line-break/></text:span></text:span><text:span text:style-name="Default_20_Paragraph_20_Font"><text:span text:style-name="T10">public</text:span></text:span><text:span text:style-name="Default_20_Paragraph_20_Font"><text:span text:style-name="T11"> </text:span></text:span><text:span text:style-name="Default_20_Paragraph_20_Font"><text:span text:style-name="T10">class</text:span></text:span><text:span text:style-name="Default_20_Paragraph_20_Font"><text:span text:style-name="T11"> MyFilter </text:span></text:span><text:span text:style-name="Default_20_Paragraph_20_Font"><text:span text:style-name="T10">implements</text:span></text:span><text:span text:style-name="Default_20_Paragraph_20_Font"><text:span text:style-name="T11">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Body">In the same way, servlets, resources, error pages and listeners can be associated with the Http Contexts managed by the Http Service. However for servlets and resources additional special rules apply: the Http Service defines that the servlets and resources share a single namespace and the first registration for a pattern wins. In contrast the Http Whiteboard specification defines that the servlet or resource with the highest ranking wins. To not break the contract of the Http Service, for the Http Contexts representing the space of the Http Service, the rule of the Http Service Specification is enforced: if there is already a servlet or resource for a pattern, this one is continued to be used. The whiteboard service is ignored. This should be logged as a warning with the log service if available. Likewise if a servlet or resource is unregistered from these contexts, other whiteboard services with the same pattern that have previously being ignored are not registered automatically. Any servlet or resource appearing later in time might be registered.</text:p>
      <text:p text:style-name="Body">Question (CZ): Is the special casing worth it? The only other option is to not support servlets or resources – which is another special case. We have the use case for registering whiteboard servlets with the Http Service.</text:p>
      <text:p text:style-name="Body"/>
      <text:h text:style-name="Heading_20_2" text:outline-level="2">Reusable Logic across Servlet Contexts</text:h>
      <text:p text:style-name="Body">Draft: A new value <text:span text:style-name="T6">CONTEXT</text:span> for the filter registration property <text:span text:style-name="T8">osgi.http.whiteboard.filter.dispatcher</text:span><text:span text:style-name="T14"> </text:span><text:span text:style-name="T15">is added. If a filter declares this value, the filter is run before ServletContextHelper#handleSecurity is invoked. If more than one Filter matches, the order in which they are processed is governed by their service ranking. The servlet filter with the highest ranking is processed first in the filter chain, while the servlet filter with the lowest ranking is processed last.</text:span></text:p>
      <text:p text:style-name="Body"><text:soft-page-break/><text:span text:style-name="T15">TBD: CORS options request might not target existing servlet <text:s/></text:span></text:p>
      <text:h text:style-name="Heading_20_2" text:outline-level="2">Multipart Configuration Handling</text:h>
      <text:p text:style-name="Body">TBD (Ray)</text:p>
      <text:h text:style-name="Heading_20_2" text:outline-level="2">Support Servlets without a pattern</text:h>
      <text:p text:style-name="Body">The requirements for a whiteboard servlet in section 140.4 is changed from requiring a configured pattern using the property<text:span text:style-name="T7"> </text:span><text:span text:style-name="T8">osgi.http.whiteboard.servlet.pattern.</text:span> The servlet must have at least one valid value for one of these properties:</text:p>
      <text:list xml:id="list3754468192204833903" text:style-name="L1">
        <text:list-item>
          <text:p text:style-name="P29">osgi.http.whiteboard.servlet.pattern</text:p>
        </text:list-item>
        <text:list-item>
          <text:p text:style-name="P29">osgi.http.whiteboard.servlet.name</text:p>
        </text:list-item>
        <text:list-item>
          <text:p text:style-name="P29">osgi.http.whiteboard.servlet.errorPage</text:p>
        </text:list-item>
      </text:list>
      <text:h text:style-name="Heading_20_2" text:outline-level="2">Capabilities</text:h>
      <text:p text:style-name="P6">The Http Service implementation bundle must provide the osgi.implementation capability with name osgi.httpservice. This capability can be used by provisioning tools and during resolution to ensure that a Http Service is present. The capability must also declare a uses constraint for the org.osgi.service.http and servlet api packages and provide the version of this specification:</text:p>
      <text:p text:style-name="P8">Provide-Capability: osgi.implementation;<text:line-break/> <text:s text:c="19"/>osgi.implementation="osgi.httpservice";<text:line-break/> <text:s text:c="19"/>uses:="<text:span text:style-name="T12">org.osgi.service.http,</text:span><text:span text:style-name="T12">javax.servlet,javax.servlet.http</text:span>";<text:line-break/> <text:s text:c="19"/>version:Version="1.3"</text:p>
      <text:p text:style-name="P7">This capability must follow the rules defined for the osgi.implementation Namespace.</text:p>
      <text:p text:style-name="P20">The bundle providing the Http Service must provide a capability in the osgi.service namespace representing this service. This capability must also declare a uses constraint for the org.osgi.service.http and the servlet api packages:</text:p>
      <text:p text:style-name="P20"/>
      <text:p text:style-name="P23">Provide-Capability: osgi.service;</text:p>
      <text:p text:style-name="P23"><text:s text:c="20"/>objectClass:List&lt;String&gt;="org.osgi.service.http.HttpService";</text:p>
      <text:p text:style-name="P23"><text:s text:c="20"/>uses:="<text:span text:style-name="T12">org.osgi.service.http,</text:span><text:span text:style-name="T12">javax.servlet,javax.servlet.http</text:span>"</text:p>
      <text:p text:style-name="P21"/>
      <text:p text:style-name="P34">This capability must follow the rules defined for the osgi.service Namespace.</text:p>
      <text:h text:style-name="P26" text:outline-level="1"><text:soft-page-break/>Data Transfer Objects</text:h>
      <text:p text:style-name="P9">RFC 185 defines Data Transfer Objects as a generic means for management solutions to interact with runtime entities in an OSGi Framework. DTOs provides a common, easily serializable representation of the technology.</text:p>
      <text:p text:style-name="P9">For all new functionality added to the OSGi Framework the question should be asked: would this feature benefit from a DTO? The expectation is that in most cases it would.</text:p>
      <text:p text:style-name="P9">The DTOs for the design in this RFC should be described here and if there are no DTOs being defined an explanation should be given explaining why this is not applicable in this case.</text:p>
      <text:p text:style-name="P9">This section is optional and could also be provided in a separate RFC.</text:p>
      <text:h text:style-name="P26" text:outline-level="1">Javadoc</text:h>
      <text:p text:style-name="P10"><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https://www.osgi.org/members/RFC/Javadoc</text:span></text:a><text:span text:style-name="T3"> </text:span></text:p>
      <text:h text:style-name="P26" text:outline-level="1">Considered Alternatives</text:h>
      <text:h text:style-name="P26" text:outline-level="1">Security Considerations</text:h>
      <text:p text:style-name="P3">Description of all known vulnerabilities this may either introduce or address as well as scenarios of how the weaknesses could be circumvented.</text:p>
      <text:h text:style-name="P26" text:outline-level="1"><text:soft-page-break/>Document Support</text:h>
      <text:h text:style-name="P28" text:outline-level="2">References</text:h>
      <text:list xml:id="list6857236838987781610" text:style-name="WW8Num3">
        <text:list-item>
          <text:p text:style-name="P33"><text:bookmark-start text:name="_Ref493020620"/>Bradner, S., Key words for use in RFCs to Indicate Requirement Levels, RFC2119, March 1997.<text:bookmark-end text:name="_Ref493020620"/></text:p>
        </text:list-item>
        <text:list-item>
          <text:p text:style-name="P33">Software Requirements &amp; Specifications. Michael Jackson. ISBN 0-201-87712-0</text:p>
        </text:list-item>
      </text:list>
      <text:h text:style-name="P28" text:outline-level="2">Author’s Address</text:h>
      <text:p text:style-name="P2"/>
      <table:table table:name="Table2" table:style-name="Table2">
        <table:table-column table:style-name="Table2.A"/>
        <table:table-column table:style-name="Table2.B"/>
        <table:table-row table:style-name="Table2.1">
          <table:table-cell table:style-name="Table2.A1" office:value-type="string">
            <text:p text:style-name="P12">Name</text:p>
          </table:table-cell>
          <table:table-cell table:style-name="Table2.B1" office:value-type="string">
            <text:p text:style-name="P12">Carsten Ziegeler</text:p>
          </table:table-cell>
        </table:table-row>
        <table:table-row table:style-name="Table2.1">
          <table:table-cell table:style-name="Table2.A1" office:value-type="string">
            <text:p text:style-name="P12">Company</text:p>
          </table:table-cell>
          <table:table-cell table:style-name="Table2.B1" office:value-type="string">
            <text:p text:style-name="P12">Adobe Systems Incorporated</text:p>
          </table:table-cell>
        </table:table-row>
      </table:table>
      <text:p text:style-name="P2"/>
      <text:h text:style-name="P28" text:outline-level="2">Acronyms and Abbreviations</text:h>
      <text:p text:style-name="P2"/>
      <text:h text:style-name="P28" text:outline-level="2">End of Document</text:h>
      <text:p text:style-name="P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Zÿ" svg:font-family=" ×Zÿ"/>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328612BC.png" xlink:type="simple" xlink:show="embed" xlink:actuate="onLoad"/></draw:frame><text:tab/><text:user-defined style:data-style-name="N0" text:name="RFC Title">RFC 223: Http Whiteboard Updates</text:user-defined><text:tab/>Page <text:page-number text:select-page="current">10</text:page-number> of <text:page-count style:num-format="1">10</text:page-count></text:p>
        <text:p text:style-name="Header"/>
        <text:p text:style-name="Header"><text:tab/>Draft<text:tab/> <text:modification-date style:data-style-name="N76">April 22,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4-12T16:25:37</meta:creation-date>
    <meta:editing-cycles>52</meta:editing-cycles>
    <meta:editing-duration>P2DT5H41M42S</meta:editing-duration>
    <meta:initial-creator>BJ Hargrave</meta:initial-creator>
    <dc:date>2016-04-22T21:05:31</dc:date>
    <dc:creator>Carsten Ziegeler</dc:creator>
    <meta:document-statistic meta:table-count="2" meta:image-count="2" meta:object-count="0" meta:page-count="10" meta:paragraph-count="141" meta:word-count="2513" meta:character-count="17221"/>
    <meta:user-defined meta:name="Info"/>
    <meta:user-defined meta:name="Info 3"/>
    <meta:user-defined meta:name="Info 4"/>
    <meta:user-defined meta:name="RFC Title">RFC 223: Http Whiteboard Updates</meta:user-defined>
  </office:meta>
</office:document-meta>
</file>